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5e109" officeooo:paragraph-rsid="0015e109"/>
    </style:style>
    <style:style style:name="P3" style:family="paragraph" style:parent-style-name="Standard">
      <style:text-properties officeooo:rsid="0015e109" officeooo:paragraph-rsid="001b5d64"/>
    </style:style>
    <style:style style:name="P4" style:family="paragraph" style:parent-style-name="Standard">
      <style:text-properties officeooo:rsid="001e8ffa" officeooo:paragraph-rsid="001abce2"/>
    </style:style>
    <style:style style:name="P5" style:family="paragraph" style:parent-style-name="Standard">
      <style:text-properties officeooo:rsid="001e8ffa" officeooo:paragraph-rsid="001b17eb"/>
    </style:style>
    <style:style style:name="P6" style:family="paragraph" style:parent-style-name="Standard">
      <style:text-properties officeooo:rsid="001abce2" officeooo:paragraph-rsid="001abce2"/>
    </style:style>
    <style:style style:name="P7" style:family="paragraph" style:parent-style-name="Standard">
      <style:text-properties officeooo:rsid="001abce2" officeooo:paragraph-rsid="001b17eb"/>
    </style:style>
    <style:style style:name="P8" style:family="paragraph" style:parent-style-name="Standard">
      <style:text-properties officeooo:rsid="001abce2" officeooo:paragraph-rsid="001b5d64"/>
    </style:style>
    <style:style style:name="P9" style:family="paragraph" style:parent-style-name="Standard">
      <style:text-properties officeooo:rsid="0015dadb" officeooo:paragraph-rsid="001e7514"/>
    </style:style>
    <style:style style:name="P10" style:family="paragraph" style:parent-style-name="Standard">
      <style:text-properties officeooo:rsid="001e8ffa" officeooo:paragraph-rsid="001e7514"/>
    </style:style>
    <style:style style:name="P11" style:family="paragraph" style:parent-style-name="Standard">
      <style:text-properties officeooo:rsid="001abce2" officeooo:paragraph-rsid="001e7514"/>
    </style:style>
    <style:style style:name="P12" style:family="paragraph" style:parent-style-name="Standard">
      <style:text-properties officeooo:rsid="001abce2" officeooo:paragraph-rsid="0025e024"/>
    </style:style>
    <style:style style:name="P13" style:family="paragraph" style:parent-style-name="Standard">
      <style:text-properties officeooo:rsid="0015e109" officeooo:paragraph-rsid="001e7514"/>
    </style:style>
    <style:style style:name="P14" style:family="paragraph" style:parent-style-name="Standard">
      <style:text-properties officeooo:paragraph-rsid="001e7514"/>
    </style:style>
    <style:style style:name="P15" style:family="paragraph" style:parent-style-name="Standard">
      <style:text-properties officeooo:paragraph-rsid="001f9d36"/>
    </style:style>
    <style:style style:name="P16" style:family="paragraph" style:parent-style-name="Standard">
      <style:text-properties officeooo:paragraph-rsid="002379ff"/>
    </style:style>
    <style:style style:name="P17" style:family="paragraph" style:parent-style-name="Standard">
      <style:text-properties officeooo:rsid="0025e024" officeooo:paragraph-rsid="0025e024"/>
    </style:style>
    <style:style style:name="P18" style:family="paragraph" style:parent-style-name="Standard">
      <style:text-properties officeooo:paragraph-rsid="00262bdd"/>
    </style:style>
    <style:style style:name="T1" style:family="text">
      <style:text-properties officeooo:rsid="00179a47"/>
    </style:style>
    <style:style style:name="T2" style:family="text">
      <style:text-properties officeooo:rsid="0015dadb"/>
    </style:style>
    <style:style style:name="T3" style:family="text">
      <style:text-properties officeooo:rsid="001abce2"/>
    </style:style>
    <style:style style:name="T4" style:family="text">
      <style:text-properties officeooo:rsid="001e8ffa"/>
    </style:style>
    <style:style style:name="T5" style:family="text">
      <style:text-properties officeooo:rsid="001b17eb"/>
    </style:style>
    <style:style style:name="T6" style:family="text">
      <style:text-properties officeooo:rsid="001b5d64"/>
    </style:style>
    <style:style style:name="T7" style:family="text">
      <style:text-properties officeooo:rsid="001c8ce3"/>
    </style:style>
    <style:style style:name="T8" style:family="text">
      <style:text-properties officeooo:rsid="001cd5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8ffa" style:font-weight-asian="bold" style:font-weight-complex="bold"/>
    </style:style>
    <style:style style:name="T11" style:family="text">
      <style:text-properties fo:font-weight="bold" officeooo:rsid="001abce2" style:font-weight-asian="bold" style:font-weight-complex="bold"/>
    </style:style>
    <style:style style:name="T12" style:family="text">
      <style:text-properties fo:font-weight="bold" officeooo:rsid="001f9d36" style:font-weight-asian="bold" style:font-weight-complex="bold"/>
    </style:style>
    <style:style style:name="T13" style:family="text">
      <style:text-properties officeooo:rsid="002379ff"/>
    </style:style>
    <style:style style:name="T1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*****</text:p>
      <text:p text:style-name="P9">Оппл на высоком холме сидит и смотрит на Луну.</text:p>
      <text:p text:style-name="P9">*****</text:p>
      <text:p text:style-name="P10">*К нему подходит единорог <text:span text:style-name="T9">Eclipsedream</text:span> <text:span text:style-name="T2">со значком полной луны на груди</text:span>*</text:p>
      <text:p text:style-name="P14"><text:span text:style-name="T10">Eclipsedream</text:span><text:span text:style-name="T4">: </text:span>A perfect place and time for moon-gazing.</text:p>
      <text:p text:style-name="P15"><text:span text:style-name="T12">Opple</text:span><text:span text:style-name="T3">: </text:span>Yeah<text:span text:style-name="T3">. </text:span></text:p>
      <text:p text:style-name="P11">*Оппла привлёк артефакт на шее у <text:span text:style-name="T4">Eclipsedream</text:span>*</text:p>
      <text:p text:style-name="P14"><text:span text:style-name="T10">Eclipsedream</text:span><text:span text:style-name="T4">: </text:span>Ooooh, I see you're an aesthete! This artifact has a wonderful property. It lets you sleep just a couple of hours - yet wake fully rested.</text:p>
      <text:p text:style-name="P10">*Eclipsedream <text:span text:style-name="T5">поворачивается к Луне</text:span>*</text:p>
      <text:p text:style-name="P16"><text:span text:style-name="T10">Eclipsedream</text:span><text:span text:style-name="T4">: </text:span>Once, I too spent countless nights watching the moon. But duties always demanded an early rise. And then, just like I approach you now, a <text:span text:style-name="T13">griffon</text:span> approached me. I almost believed the foolish prejudices about <text:span text:style-name="T13">griffons - </text:span>but this artifact around her neck caught my eye. Word by word, she listened to my sorrow... and gifted it to me.</text:p>
      <text:p text:style-name="P16"><text:span text:style-name="T12">Opple</text:span><text:span text:style-name="T3">: </text:span>Really<text:span text:style-name="T5">?</text:span></text:p>
      <text:p text:style-name="P16"><text:span text:style-name="T10">Eclipsedream</text:span><text:span text:style-name="T3">: </text:span>I've never forgotten that night. Nor any other night I've spent awake beneath the moon. You know... I think I'd like to carry on her tradition.</text:p>
      <text:p text:style-name="P16"><text:span text:style-name="T12">Opple</text:span><text:span text:style-name="T3">: </text:span>Hmm<text:span text:style-name="T3">?</text:span></text:p>
      <text:p text:style-name="P14"><text:span text:style-name="T10">Eclipsedream</text:span><text:span text:style-name="T3">: </text:span>Will you <text:span text:style-name="T14">accept</text:span> this artifact?</text:p>
      <text:p text:style-name="P13">^</text:p>
      <text:p text:style-name="P13">Выбор игрока:</text:p>
      <text:p text:style-name="P13">Принять <text:span text:style-name="T6">артефакт</text:span><text:span text:style-name="T1"> – ChildsOfNight root</text:span></text:p>
      <text:p text:style-name="P13">Отказаться от <text:span text:style-name="T6">артефакта</text:span> – Neutral root</text:p>
      <text:p text:style-name="P13">^</text:p>
      <text:p text:style-name="P13"/>
      <text:p text:style-name="P13">%%<text:span text:style-name="T6">Принятие артефакта</text:span>%%</text:p>
      <text:p text:style-name="P15"><text:span text:style-name="T12">Opple</text:span><text:span text:style-name="T3">: </text:span>I accept!</text:p>
      <text:p text:style-name="P11">*<text:span text:style-name="T6">Артефакт неожиданно летит к Опплу и его глаза закрываются и тот падает на землю</text:span>*</text:p>
      <text:p text:style-name="P12"><text:span text:style-name="T10">Eclipsedream</text:span>: Sweet nightmares</text:p>
      <text:p text:style-name="P17">*Поворачиясь к луне*</text:p>
      <text:p text:style-name="P12"><text:span text:style-name="T10">Eclipsedream</text:span>: ...And a clear night</text:p>
      <text:p text:style-name="P11"/>
      <text:p text:style-name="P13">%%<text:span text:style-name="T6">Отказ от артефакта</text:span>%%</text:p>
      <text:p text:style-name="P15"><text:span text:style-name="T12">Opple</text:span><text:span text:style-name="T3">: </text:span>No</text:p>
      <text:p text:style-name="P11">*<text:span text:style-name="T6">В это мгновение </text:span><text:span text:style-name="T4">Eclipsedream </text:span><text:span text:style-name="T6">исчез</text:span>*</text:p>
      <text:p text:style-name="P18"><text:span text:style-name="T12">Opple</text:span><text:span text:style-name="T3">: </text:span>Where did he… Wait... why was I even considering taking a strange artifact from some random pony?</text:p>
      <text:p text:style-name="P14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10:27.956865737</dc:date>
    <meta:editing-duration>PT41M36S</meta:editing-duration>
    <meta:editing-cycles>20</meta:editing-cycles>
    <meta:document-statistic meta:table-count="0" meta:image-count="0" meta:object-count="0" meta:page-count="1" meta:paragraph-count="30" meta:word-count="239" meta:character-count="1469" meta:non-whitespace-character-count="1257"/>
  </office:meta>
</office:document-meta>
</file>